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ae00" fo:font-style="italic" style:text-underline-style="none" style:font-style-asian="italic" style:font-style-complex="italic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0000ff"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ext-properties fo:color="#0000ff" style:font-name="Liberation Sans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m</text:p>
          </table:table-cell>
          <table:table-cell table:number-columns-repeated="3"/>
          <table:table-cell table:style-name="Default" office:value-type="string">
            <text:p>rotated</text:p>
          </table:table-cell>
          <table:table-cell table:style-name="Default" table:number-columns-repeated="2"/>
          <table:table-cell/>
          <table:table-cell office:value-type="string">
            <text:p>r_red</text:p>
          </table:table-cell>
          <table:table-cell/>
          <table:table-cell table:style-name="Default"/>
          <table:table-cell/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table:style-name="ce1" office:value-type="float" office:value="15.0348">
            <text:p>15.0348</text:p>
          </table:table-cell>
          <table:table-cell table:style-name="ce3" table:formula="of:= [.B2]" office:value-type="float" office:value="15.0348">
            <text:p>15.0348</text:p>
          </table:table-cell>
          <table:table-cell table:style-name="ce3" table:formula="of:= [.C2]" office:value-type="float" office:value="15.0348">
            <text:p>15.0348</text:p>
          </table:table-cell>
          <table:table-cell/>
          <table:table-cell office:value-type="float" office:value="-3.2485">
            <text:p>-3.2485</text:p>
          </table:table-cell>
          <table:table-cell office:value-type="float" office:value="0.2213">
            <text:p>0.2213</text:p>
          </table:table-cell>
          <table:table-cell office:value-type="float" office:value="0">
            <text:p>0</text:p>
          </table:table-cell>
          <table:table-cell/>
          <table:table-cell table:style-name="ce3" table:formula="of:= [.F2] / 0.5291772" office:value-type="float" office:value="-6.1387754423282">
            <text:p>-6.1387754423282</text:p>
          </table:table-cell>
          <table:table-cell table:style-name="ce3" table:formula="of:= [.G2] / 0.5291772" office:value-type="float" office:value="0.418196399996069">
            <text:p>0.418196399996069</text:p>
          </table:table-cell>
          <table:table-cell table:style-name="ce3" table:formula="of:= [.H2] / 0.5291772" office:value-type="float" office:value="0">
            <text:p>0</text:p>
          </table:table-cell>
          <table:table-cell/>
          <table:table-cell table:formula="of:= [.B2]*[.J2]" office:value-type="float" office:value="-92.2952610203161">
            <text:p>-92.2952610203161</text:p>
          </table:table-cell>
          <table:table-cell table:formula="of:= [.C2]*[.K2]" office:value-type="float" office:value="6.2874992346609">
            <text:p>6.2874992346609</text:p>
          </table:table-cell>
          <table:table-cell table:formula="of:= [.D2]*[.L2]" office:value-type="float" office:value="0">
            <text:p>0</text:p>
          </table:table-cell>
        </table:table-row>
        <table:table-row table:style-name="ro1">
          <table:table-cell office:value-type="string">
            <text:p>II</text:p>
          </table:table-cell>
          <table:table-cell table:style-name="ce1" office:value-type="float" office:value="14.0269">
            <text:p>14.0269</text:p>
          </table:table-cell>
          <table:table-cell table:style-name="ce3" table:formula="of:= [.B3]" office:value-type="float" office:value="14.0269">
            <text:p>14.0269</text:p>
          </table:table-cell>
          <table:table-cell table:style-name="ce3" table:formula="of:= [.C3]" office:value-type="float" office:value="14.0269">
            <text:p>14.0269</text:p>
          </table:table-cell>
          <table:table-cell/>
          <table:table-cell office:value-type="float" office:value="-1.908">
            <text:p>-1.908</text:p>
          </table:table-cell>
          <table:table-cell office:value-type="float" office:value="-0.537">
            <text:p>-0.537</text:p>
          </table:table-cell>
          <table:table-cell/>
          <table:table-cell/>
          <table:table-cell table:style-name="ce3" table:formula="of:= [.F3] / 0.5291772" office:value-type="float" office:value="-3.60559752007456">
            <text:p>-3.60559752007456</text:p>
          </table:table-cell>
          <table:table-cell table:style-name="ce3" table:formula="of:= [.G3] / 0.5291772" office:value-type="float" office:value="-1.01478294983231">
            <text:p>-1.01478294983231</text:p>
          </table:table-cell>
          <table:table-cell table:style-name="ce3" table:formula="of:= [.H3] / 0.5291772" office:value-type="float" office:value="0">
            <text:p>0</text:p>
          </table:table-cell>
          <table:table-cell/>
          <table:table-cell table:formula="of:= [.B3]*[.J3]" office:value-type="float" office:value="-50.5753558543339">
            <text:p>-50.5753558543339</text:p>
          </table:table-cell>
          <table:table-cell table:formula="of:= [.C3]*[.K3]" office:value-type="float" office:value="-14.2342589590028">
            <text:p>-14.2342589590028</text:p>
          </table:table-cell>
          <table:table-cell table:formula="of:= [.D3]*[.L3]" office:value-type="float" office:value="0">
            <text:p>0</text:p>
          </table:table-cell>
        </table:table-row>
        <table:table-row table:style-name="ro1">
          <table:table-cell office:value-type="string">
            <text:p>III</text:p>
          </table:table-cell>
          <table:table-cell table:style-name="ce1" office:value-type="float" office:value="14.0269">
            <text:p>14.0269</text:p>
          </table:table-cell>
          <table:table-cell table:style-name="ce3" table:formula="of:= [.B4]" office:value-type="float" office:value="14.0269">
            <text:p>14.0269</text:p>
          </table:table-cell>
          <table:table-cell table:style-name="ce3" table:formula="of:= [.C4]" office:value-type="float" office:value="14.0269">
            <text:p>14.0269</text:p>
          </table:table-cell>
          <table:table-cell/>
          <table:table-cell office:value-type="float" office:value="-0.6702">
            <text:p>-0.6702</text:p>
          </table:table-cell>
          <table:table-cell office:value-type="float" office:value="0.3791">
            <text:p>0.3791</text:p>
          </table:table-cell>
          <table:table-cell office:value-type="float" office:value="0">
            <text:p>0</text:p>
          </table:table-cell>
          <table:table-cell/>
          <table:table-cell table:style-name="ce3" table:formula="of:= [.F4] / 0.5291772" office:value-type="float" office:value="-1.26649447481864">
            <text:p>-1.26649447481864</text:p>
          </table:table-cell>
          <table:table-cell table:style-name="ce3" table:formula="of:= [.G4] / 0.5291772" office:value-type="float" office:value="0.716395188606009">
            <text:p>0.716395188606009</text:p>
          </table:table-cell>
          <table:table-cell table:style-name="ce3" table:formula="of:= [.H4] / 0.5291772" office:value-type="float" office:value="0">
            <text:p>0</text:p>
          </table:table-cell>
          <table:table-cell/>
          <table:table-cell table:formula="of:= [.B4]*[.J4]" office:value-type="float" office:value="-17.7649913488336">
            <text:p>-17.7649913488336</text:p>
          </table:table-cell>
          <table:table-cell table:formula="of:= [.C4]*[.K4]" office:value-type="float" office:value="10.0488036710576">
            <text:p>10.0488036710576</text:p>
          </table:table-cell>
          <table:table-cell table:formula="of:= [.D4]*[.L4]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table:style-name="ce1" office:value-type="float" office:value="14.0269">
            <text:p>14.0269</text:p>
          </table:table-cell>
          <table:table-cell table:style-name="ce3" table:formula="of:= [.B5]" office:value-type="float" office:value="14.0269">
            <text:p>14.0269</text:p>
          </table:table-cell>
          <table:table-cell table:style-name="ce3" table:formula="of:= [.C5]" office:value-type="float" office:value="14.0269">
            <text:p>14.0269</text:p>
          </table:table-cell>
          <table:table-cell/>
          <table:table-cell office:value-type="float" office:value="0.6702">
            <text:p>0.6702</text:p>
          </table:table-cell>
          <table:table-cell office:value-type="float" office:value="-0.3791">
            <text:p>-0.3791</text:p>
          </table:table-cell>
          <table:table-cell/>
          <table:table-cell/>
          <table:table-cell table:style-name="ce3" table:formula="of:= [.F5] / 0.5291772" office:value-type="float" office:value="1.26649447481864">
            <text:p>1.26649447481864</text:p>
          </table:table-cell>
          <table:table-cell table:style-name="ce3" table:formula="of:= [.G5] / 0.5291772" office:value-type="float" office:value="-0.716395188606009">
            <text:p>-0.716395188606009</text:p>
          </table:table-cell>
          <table:table-cell table:style-name="ce3" table:formula="of:= [.H5] / 0.5291772" office:value-type="float" office:value="0">
            <text:p>0</text:p>
          </table:table-cell>
          <table:table-cell/>
          <table:table-cell table:formula="of:= [.B5]*[.J5]" office:value-type="float" office:value="17.7649913488336">
            <text:p>17.7649913488336</text:p>
          </table:table-cell>
          <table:table-cell table:formula="of:= [.C5]*[.K5]" office:value-type="float" office:value="-10.0488036710576">
            <text:p>-10.0488036710576</text:p>
          </table:table-cell>
          <table:table-cell table:formula="of:= [.D5]*[.L5]" office:value-type="float" office:value="0">
            <text:p>0</text:p>
          </table:table-cell>
        </table:table-row>
        <table:table-row table:style-name="ro1">
          <table:table-cell office:value-type="string">
            <text:p>V</text:p>
          </table:table-cell>
          <table:table-cell table:style-name="ce1" office:value-type="float" office:value="14.0269">
            <text:p>14.0269</text:p>
          </table:table-cell>
          <table:table-cell table:style-name="ce3" table:formula="of:= [.B6]" office:value-type="float" office:value="14.0269">
            <text:p>14.0269</text:p>
          </table:table-cell>
          <table:table-cell table:style-name="ce3" table:formula="of:= [.C6]" office:value-type="float" office:value="14.0269">
            <text:p>14.0269</text:p>
          </table:table-cell>
          <table:table-cell/>
          <table:table-cell office:value-type="float" office:value="1.908">
            <text:p>1.908</text:p>
          </table:table-cell>
          <table:table-cell office:value-type="float" office:value="0.537">
            <text:p>0.537</text:p>
          </table:table-cell>
          <table:table-cell office:value-type="float" office:value="0">
            <text:p>0</text:p>
          </table:table-cell>
          <table:table-cell/>
          <table:table-cell table:style-name="ce3" table:formula="of:= [.F6] / 0.5291772" office:value-type="float" office:value="3.60559752007456">
            <text:p>3.60559752007456</text:p>
          </table:table-cell>
          <table:table-cell table:style-name="ce3" table:formula="of:= [.G6] / 0.5291772" office:value-type="float" office:value="1.01478294983231">
            <text:p>1.01478294983231</text:p>
          </table:table-cell>
          <table:table-cell table:style-name="ce3" table:formula="of:= [.H6] / 0.5291772" office:value-type="float" office:value="0">
            <text:p>0</text:p>
          </table:table-cell>
          <table:table-cell/>
          <table:table-cell table:formula="of:= [.B6]*[.J6]" office:value-type="float" office:value="50.5753558543339">
            <text:p>50.5753558543339</text:p>
          </table:table-cell>
          <table:table-cell table:formula="of:= [.C6]*[.K6]" office:value-type="float" office:value="14.2342589590028">
            <text:p>14.2342589590028</text:p>
          </table:table-cell>
          <table:table-cell table:formula="of:= [.D6]*[.L6]" office:value-type="float" office:value="0">
            <text:p>0</text:p>
          </table:table-cell>
        </table:table-row>
        <table:table-row table:style-name="ro1">
          <table:table-cell office:value-type="string">
            <text:p>VI</text:p>
          </table:table-cell>
          <table:table-cell table:style-name="ce1" office:value-type="float" office:value="15.0348">
            <text:p>15.0348</text:p>
          </table:table-cell>
          <table:table-cell table:style-name="ce3" table:formula="of:= [.B7]" office:value-type="float" office:value="15.0348">
            <text:p>15.0348</text:p>
          </table:table-cell>
          <table:table-cell table:style-name="ce3" table:formula="of:= [.C7]" office:value-type="float" office:value="15.0348">
            <text:p>15.0348</text:p>
          </table:table-cell>
          <table:table-cell/>
          <table:table-cell office:value-type="float" office:value="3.2485">
            <text:p>3.2485</text:p>
          </table:table-cell>
          <table:table-cell office:value-type="float" office:value="-0.2213">
            <text:p>-0.2213</text:p>
          </table:table-cell>
          <table:table-cell/>
          <table:table-cell/>
          <table:table-cell table:style-name="ce3" table:formula="of:= [.F7] / 0.5291772" office:value-type="float" office:value="6.1387754423282">
            <text:p>6.1387754423282</text:p>
          </table:table-cell>
          <table:table-cell table:style-name="ce3" table:formula="of:= [.G7] / 0.5291772" office:value-type="float" office:value="-0.418196399996069">
            <text:p>-0.418196399996069</text:p>
          </table:table-cell>
          <table:table-cell table:style-name="ce3" table:formula="of:= [.H7] / 0.5291772" office:value-type="float" office:value="0">
            <text:p>0</text:p>
          </table:table-cell>
          <table:table-cell/>
          <table:table-cell table:formula="of:= [.B7]*[.J7]" office:value-type="float" office:value="92.2952610203161">
            <text:p>92.2952610203161</text:p>
          </table:table-cell>
          <table:table-cell table:formula="of:= [.C7]*[.K7]" office:value-type="float" office:value="-6.2874992346609">
            <text:p>-6.2874992346609</text:p>
          </table:table-cell>
          <table:table-cell table:formula="of:= [.D7]*[.L7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2:.B7])" office:value-type="float" office:value="86.1772">
            <text:p>86.1772</text:p>
          </table:table-cell>
          <table:table-cell table:style-name="ce3" table:number-columns-repeated="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formula="of:= SUM([.N2:.N7])" office:value-type="float" office:value="0">
            <text:p>0</text:p>
          </table:table-cell>
          <table:table-cell table:formula="of:= SUM([.O2:.O7])" office:value-type="float" office:value="0">
            <text:p>0</text:p>
          </table:table-cell>
          <table:table-cell table:formula="of:= SUM([.P2:.P7]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Default" office:value-type="string">
            <text:p>r_orig</text:p>
          </table:table-cell>
          <table:table-cell table:style-name="Default" table:number-columns-repeated="2"/>
          <table:table-cell/>
          <table:table-cell office:value-type="string">
            <text:p>translated</text:p>
          </table:table-cell>
          <table:table-cell/>
          <table:table-cell table:style-name="Default"/>
          <table:table-cell/>
          <table:table-cell table:style-name="ce2" table:formula="of:= [.N8]/[.$B8]" office:value-type="float" office:value="0">
            <text:p>0</text:p>
          </table:table-cell>
          <table:table-cell table:style-name="ce2" table:formula="of:= [.O8]/[.$B8]" office:value-type="float" office:value="0">
            <text:p>0</text:p>
          </table:table-cell>
          <table:table-cell table:style-name="ce2" table:formula="of:= [.P8]/[.$B8]" office:value-type="float" office:value="0">
            <text:p>0</text:p>
          </table:table-cell>
        </table:table-row>
        <table:table-row table:style-name="ro1">
          <table:table-cell/>
          <table:table-cell table:formula="of:= [.B2] / 1000" office:value-type="float" office:value="0.0150348">
            <text:p>0.0150348</text:p>
          </table:table-cell>
          <table:table-cell table:formula="of:= [.C2] / 1000" office:value-type="float" office:value="0.0150348">
            <text:p>0.0150348</text:p>
          </table:table-cell>
          <table:table-cell table:formula="of:= [.D2] / 1000" office:value-type="float" office:value="0.0150348">
            <text:p>0.0150348</text:p>
          </table:table-cell>
          <table:table-cell/>
          <table:table-cell office:value-type="float" office:value="-3.2289">
            <text:p>-3.2289</text:p>
          </table:table-cell>
          <table:table-cell office:value-type="float" office:value="0.4194">
            <text:p>0.4194</text:p>
          </table:table-cell>
          <table:table-cell office:value-type="float" office:value="0">
            <text:p>0</text:p>
          </table:table-cell>
          <table:table-cell table:formula="of:= [.B10]" office:value-type="float" office:value="0.0150348">
            <text:p>0.0150348</text:p>
          </table:table-cell>
          <table:table-cell table:style-name="ce5" table:formula="of:= [.J2] - [.N9]" office:value-type="float" office:value="-6.1387754423282">
            <text:p>-6.1387754423282</text:p>
          </table:table-cell>
          <table:table-cell table:style-name="ce5" table:formula="of:= [.K2] - [.O9]" office:value-type="float" office:value="0.418196399996069">
            <text:p>0.418196399996069</text:p>
          </table:table-cell>
          <table:table-cell table:formula="of:= [.L2] - [.P9]" office:value-type="float" office:value="0">
            <text:p>0</text:p>
          </table:table-cell>
          <table:table-cell/>
          <table:table-cell table:formula="of:= [.B10]*[.J10]" office:value-type="float" office:value="-0.0922952610203161">
            <text:p>-0.0922952610203161</text:p>
          </table:table-cell>
          <table:table-cell table:formula="of:= [.C10]*[.K10]" office:value-type="float" office:value="0.0062874992346609">
            <text:p>0.0062874992346609</text:p>
          </table:table-cell>
          <table:table-cell table:formula="of:= [.D10]*[.L10]" office:value-type="float" office:value="0">
            <text:p>0</text:p>
          </table:table-cell>
        </table:table-row>
        <table:table-row table:style-name="ro1">
          <table:table-cell/>
          <table:table-cell table:formula="of:= [.B3] / 1000" office:value-type="float" office:value="0.0140269">
            <text:p>0.0140269</text:p>
          </table:table-cell>
          <table:table-cell table:formula="of:= [.C3] / 1000" office:value-type="float" office:value="0.0140269">
            <text:p>0.0140269</text:p>
          </table:table-cell>
          <table:table-cell table:formula="of:= [.D3] / 1000" office:value-type="float" office:value="0.0140269">
            <text:p>0.0140269</text:p>
          </table:table-cell>
          <table:table-cell/>
          <table:table-cell office:value-type="float" office:value="-1.9373">
            <text:p>-1.9373</text:p>
          </table:table-cell>
          <table:table-cell office:value-type="float" office:value="-0.4194">
            <text:p>-0.4194</text:p>
          </table:table-cell>
          <table:table-cell office:value-type="float" office:value="0">
            <text:p>0</text:p>
          </table:table-cell>
          <table:table-cell table:formula="of:= [.B11]" office:value-type="float" office:value="0.0140269">
            <text:p>0.0140269</text:p>
          </table:table-cell>
          <table:table-cell table:style-name="ce5" table:formula="of:= [.J3] - [.N9]" office:value-type="float" office:value="-3.60559752007456">
            <text:p>-3.60559752007456</text:p>
          </table:table-cell>
          <table:table-cell table:style-name="ce5" table:formula="of:= [.K3] - [.O9]" office:value-type="float" office:value="-1.01478294983231">
            <text:p>-1.01478294983231</text:p>
          </table:table-cell>
          <table:table-cell table:formula="of:= [.L3] - [.P9]" office:value-type="float" office:value="0">
            <text:p>0</text:p>
          </table:table-cell>
          <table:table-cell/>
          <table:table-cell table:formula="of:= [.B11]*[.J11]" office:value-type="float" office:value="-0.0505753558543339">
            <text:p>-0.0505753558543339</text:p>
          </table:table-cell>
          <table:table-cell table:formula="of:= [.C11]*[.K11]" office:value-type="float" office:value="-0.0142342589590028">
            <text:p>-0.0142342589590028</text:p>
          </table:table-cell>
          <table:table-cell table:formula="of:= [.D11]*[.L11]" office:value-type="float" office:value="0">
            <text:p>0</text:p>
          </table:table-cell>
        </table:table-row>
        <table:table-row table:style-name="ro1">
          <table:table-cell/>
          <table:table-cell table:formula="of:= [.B4] / 1000" office:value-type="float" office:value="0.0140269">
            <text:p>0.0140269</text:p>
          </table:table-cell>
          <table:table-cell table:formula="of:= [.C4] / 1000" office:value-type="float" office:value="0.0140269">
            <text:p>0.0140269</text:p>
          </table:table-cell>
          <table:table-cell table:formula="of:= [.D4] / 1000" office:value-type="float" office:value="0.0140269">
            <text:p>0.0140269</text:p>
          </table:table-cell>
          <table:table-cell/>
          <table:table-cell office:value-type="float" office:value="-0.6458">
            <text:p>-0.6458</text:p>
          </table:table-cell>
          <table:table-cell office:value-type="float" office:value="0.4194">
            <text:p>0.4194</text:p>
          </table:table-cell>
          <table:table-cell office:value-type="float" office:value="0">
            <text:p>0</text:p>
          </table:table-cell>
          <table:table-cell table:formula="of:= [.B12]" office:value-type="float" office:value="0.0140269">
            <text:p>0.0140269</text:p>
          </table:table-cell>
          <table:table-cell table:style-name="ce5" table:formula="of:= [.J4] - [.N9]" office:value-type="float" office:value="-1.26649447481864">
            <text:p>-1.26649447481864</text:p>
          </table:table-cell>
          <table:table-cell table:style-name="ce5" table:formula="of:= [.K4] - [.O9]" office:value-type="float" office:value="0.716395188606009">
            <text:p>0.716395188606009</text:p>
          </table:table-cell>
          <table:table-cell table:formula="of:= [.L4] - [.P9]" office:value-type="float" office:value="0">
            <text:p>0</text:p>
          </table:table-cell>
          <table:table-cell/>
          <table:table-cell table:formula="of:= [.B12]*[.J12]" office:value-type="float" office:value="-0.0177649913488336">
            <text:p>-0.0177649913488336</text:p>
          </table:table-cell>
          <table:table-cell table:formula="of:= [.C12]*[.K12]" office:value-type="float" office:value="0.0100488036710576">
            <text:p>0.0100488036710576</text:p>
          </table:table-cell>
          <table:table-cell table:formula="of:= [.D12]*[.L12]" office:value-type="float" office:value="0">
            <text:p>0</text:p>
          </table:table-cell>
        </table:table-row>
        <table:table-row table:style-name="ro1">
          <table:table-cell/>
          <table:table-cell table:formula="of:= [.B5] / 1000" office:value-type="float" office:value="0.0140269">
            <text:p>0.0140269</text:p>
          </table:table-cell>
          <table:table-cell table:formula="of:= [.C5] / 1000" office:value-type="float" office:value="0.0140269">
            <text:p>0.0140269</text:p>
          </table:table-cell>
          <table:table-cell table:formula="of:= [.D5] / 1000" office:value-type="float" office:value="0.0140269">
            <text:p>0.0140269</text:p>
          </table:table-cell>
          <table:table-cell/>
          <table:table-cell office:value-type="float" office:value="0.6458">
            <text:p>0.6458</text:p>
          </table:table-cell>
          <table:table-cell office:value-type="float" office:value="-0.4194">
            <text:p>-0.4194</text:p>
          </table:table-cell>
          <table:table-cell office:value-type="float" office:value="0">
            <text:p>0</text:p>
          </table:table-cell>
          <table:table-cell table:formula="of:= [.B13]" office:value-type="float" office:value="0.0140269">
            <text:p>0.0140269</text:p>
          </table:table-cell>
          <table:table-cell table:style-name="ce5" table:formula="of:= [.J5] - [.N9]" office:value-type="float" office:value="1.26649447481864">
            <text:p>1.26649447481864</text:p>
          </table:table-cell>
          <table:table-cell table:style-name="ce5" table:formula="of:= [.K5] - [.O9]" office:value-type="float" office:value="-0.716395188606009">
            <text:p>-0.716395188606009</text:p>
          </table:table-cell>
          <table:table-cell table:formula="of:= [.L5] - [.P9]" office:value-type="float" office:value="0">
            <text:p>0</text:p>
          </table:table-cell>
          <table:table-cell/>
          <table:table-cell table:formula="of:= [.B13]*[.J13]" office:value-type="float" office:value="0.0177649913488336">
            <text:p>0.0177649913488336</text:p>
          </table:table-cell>
          <table:table-cell table:formula="of:= [.C13]*[.K13]" office:value-type="float" office:value="-0.0100488036710576">
            <text:p>-0.0100488036710576</text:p>
          </table:table-cell>
          <table:table-cell table:formula="of:= [.D13]*[.L13]" office:value-type="float" office:value="0">
            <text:p>0</text:p>
          </table:table-cell>
        </table:table-row>
        <table:table-row table:style-name="ro1">
          <table:table-cell/>
          <table:table-cell table:formula="of:= [.B6] / 1000" office:value-type="float" office:value="0.0140269">
            <text:p>0.0140269</text:p>
          </table:table-cell>
          <table:table-cell table:formula="of:= [.C6] / 1000" office:value-type="float" office:value="0.0140269">
            <text:p>0.0140269</text:p>
          </table:table-cell>
          <table:table-cell table:formula="of:= [.D6] / 1000" office:value-type="float" office:value="0.0140269">
            <text:p>0.0140269</text:p>
          </table:table-cell>
          <table:table-cell/>
          <table:table-cell office:value-type="float" office:value="1.9373">
            <text:p>1.9373</text:p>
          </table:table-cell>
          <table:table-cell office:value-type="float" office:value="0.4194">
            <text:p>0.4194</text:p>
          </table:table-cell>
          <table:table-cell office:value-type="float" office:value="0">
            <text:p>0</text:p>
          </table:table-cell>
          <table:table-cell table:formula="of:= [.B14]" office:value-type="float" office:value="0.0140269">
            <text:p>0.0140269</text:p>
          </table:table-cell>
          <table:table-cell table:style-name="ce5" table:formula="of:= [.J6] - [.N19]" office:value-type="float" office:value="3.60559752007456">
            <text:p>3.60559752007456</text:p>
          </table:table-cell>
          <table:table-cell table:style-name="ce5" table:formula="of:= [.K6] - [.O9]" office:value-type="float" office:value="1.01478294983231">
            <text:p>1.01478294983231</text:p>
          </table:table-cell>
          <table:table-cell table:formula="of:= [.L6] - [.P9]" office:value-type="float" office:value="0">
            <text:p>0</text:p>
          </table:table-cell>
          <table:table-cell/>
          <table:table-cell table:formula="of:= [.B14]*[.J14]" office:value-type="float" office:value="0.0505753558543339">
            <text:p>0.0505753558543339</text:p>
          </table:table-cell>
          <table:table-cell table:formula="of:= [.C14]*[.K14]" office:value-type="float" office:value="0.0142342589590028">
            <text:p>0.0142342589590028</text:p>
          </table:table-cell>
          <table:table-cell table:formula="of:= [.D14]*[.L14]" office:value-type="float" office:value="0">
            <text:p>0</text:p>
          </table:table-cell>
        </table:table-row>
        <table:table-row table:style-name="ro1">
          <table:table-cell/>
          <table:table-cell table:formula="of:= [.B7] / 1000" office:value-type="float" office:value="0.0150348">
            <text:p>0.0150348</text:p>
          </table:table-cell>
          <table:table-cell table:formula="of:= [.C7] / 1000" office:value-type="float" office:value="0.0150348">
            <text:p>0.0150348</text:p>
          </table:table-cell>
          <table:table-cell table:formula="of:= [.D7] / 1000" office:value-type="float" office:value="0.0150348">
            <text:p>0.0150348</text:p>
          </table:table-cell>
          <table:table-cell/>
          <table:table-cell office:value-type="float" office:value="3.2289">
            <text:p>3.2289</text:p>
          </table:table-cell>
          <table:table-cell office:value-type="float" office:value="-0.4194">
            <text:p>-0.4194</text:p>
          </table:table-cell>
          <table:table-cell office:value-type="float" office:value="0">
            <text:p>0</text:p>
          </table:table-cell>
          <table:table-cell table:formula="of:= [.B15]" office:value-type="float" office:value="0.0150348">
            <text:p>0.0150348</text:p>
          </table:table-cell>
          <table:table-cell table:style-name="ce5" table:formula="of:= [.J7] - [.N9]" office:value-type="float" office:value="6.1387754423282">
            <text:p>6.1387754423282</text:p>
          </table:table-cell>
          <table:table-cell table:style-name="ce5" table:formula="of:= [.K7] - [.O9]" office:value-type="float" office:value="-0.418196399996069">
            <text:p>-0.418196399996069</text:p>
          </table:table-cell>
          <table:table-cell table:formula="of:= [.L7] - [.P9]" office:value-type="float" office:value="0">
            <text:p>0</text:p>
          </table:table-cell>
          <table:table-cell/>
          <table:table-cell table:formula="of:= [.B15]*[.J15]" office:value-type="float" office:value="0.0922952610203161">
            <text:p>0.0922952610203161</text:p>
          </table:table-cell>
          <table:table-cell table:formula="of:= [.C15]*[.K15]" office:value-type="float" office:value="-0.0062874992346609">
            <text:p>-0.0062874992346609</text:p>
          </table:table-cell>
          <table:table-cell table:formula="of:= [.D15]*[.L15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10:.B15])" office:value-type="float" office:value="0.0861772">
            <text:p>0.0861772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formula="of:= SUM([.N10:.N15])" office:value-type="float" office:value="0">
            <text:p>0</text:p>
          </table:table-cell>
          <table:table-cell table:formula="of:= SUM([.O10:.O15])" office:value-type="float" office:value="0">
            <text:p>0</text:p>
          </table:table-cell>
          <table:table-cell table:formula="of:= SUM([.P10:.P15]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6" table:formula="of:= [.I10]*([.K10]*[.K10] + [.L10]*[.L10]) + [.I11]*([.K11]*[.K11] + [.L11]*[.L11]) + [.I12]*([.K12]*[.K12] + [.L12]*[.L12]) + [.I13]*([.K13]*[.K13] + [.L13]*[.L13]) + [.I14]*([.K14]*[.K14] + [.L14]*[.L14]) + [.I15]*([.K15]*[.K15] + [.L15]*[.L15])" office:value-type="float" office:value="0.0485460148823982">
            <text:p>0.0485460148823982</text:p>
          </table:table-cell>
          <table:table-cell table:style-name="ce2" table:formula="of:= -([.I10]*[.J10]*[.K10] + [.I11]*[.J11]*[.K11] + [.I12]*[.J12]*[.K12] + [.I13]*[.J13]*[.K13] + [.I14]*[.J14]*[.K14] + [.I15]*[.J15]*[.K15])" office:value-type="float" office:value="0.00000258284129205782">
            <text:p>0.00000258284129205782</text:p>
          </table:table-cell>
          <table:table-cell table:style-name="ce7" table:formula="of:= -([.I10]*[.J10]*[.L10] + [.I11]*[.J11]*[.L11] + [.I12]*[.J12]*[.L12] + [.I13]*[.J13]*[.L13] + [.I14]*[.J14]*[.L14] + [.I15]*[.J15]*[.L15])" office:value-type="float" office:value="-0">
            <text:p>0</text:p>
          </table:table-cell>
          <table:table-cell/>
          <table:table-cell table:style-name="ce2" table:formula="of:= [.N16]/[.$B16]" office:value-type="float" office:value="0">
            <text:p>0</text:p>
          </table:table-cell>
          <table:table-cell table:style-name="ce2" table:formula="of:= [.O16]/[.$B16]" office:value-type="float" office:value="0">
            <text:p>0</text:p>
          </table:table-cell>
          <table:table-cell table:style-name="ce2" table:formula="of:= [.P16]/[.$B16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7" table:formula="of:= -([.I10]*[.J10]*[.K10] + [.I11]*[.J11]*[.K11] + [.I12]*[.J12]*[.K12] + [.I13]*[.J13]*[.K13] + [.I14]*[.J14]*[.K14] + [.I15]*[.J15]*[.K15])" office:value-type="float" office:value="0.00000258284129205782">
            <text:p>0.00000258284129205782</text:p>
          </table:table-cell>
          <table:table-cell table:style-name="ce8" table:formula="of:= [.I10]*([.J10]*[.J10] + [.L10]*[.L10]) + [.I11]*([.J11]*[.J11] + [.L11]*[.L11]) + [.I12]*([.J12]*[.J12] + [.L12]*[.L12]) + [.I13]*([.J13]*[.J13] + [.L13]*[.L13]) + [.I14]*([.J14]*[.J14] + [.L14]*[.L14]) + [.I15]*([.J15]*[.J15] + [.L15]*[.L15])" office:value-type="float" office:value="1.54286704565712">
            <text:p>1.54286704565712</text:p>
          </table:table-cell>
          <table:table-cell table:style-name="ce2" table:formula="of:= -([.I10]*[.K10]*[.L10] + [.I11]*[.K11]*[.L11] + [.I12]*[.K12]*[.L12] + [.I13]*[.K13]*[.L13] + [.I14]*[.K14]*[.L14] + [.I15]*[.K15]*[.L15])" office:value-type="float" office:value="-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7" table:formula="of:= -([.I10]*[.J10]*[.L10] + [.I11]*[.J11]*[.L11] + [.I12]*[.J12]*[.L12] + [.I13]*[.J13]*[.L13] + [.I14]*[.J14]*[.L14] + [.I15]*[.J15]*[.L15])" office:value-type="float" office:value="-0">
            <text:p>0</text:p>
          </table:table-cell>
          <table:table-cell table:style-name="ce7" table:formula="of:= -([.I10]*[.K10]*[.L10] + [.I11]*[.K11]*[.L11] + [.I12]*[.K12]*[.L12] + [.I13]*[.K13]*[.L13] + [.I14]*[.K14]*[.L14] + [.I15]*[.K15]*[.L15])" office:value-type="float" office:value="-0">
            <text:p>0</text:p>
          </table:table-cell>
          <table:table-cell table:style-name="ce8" table:formula="of:= [.I10]*([.J10]*[.J10] + [.K10]*[.K10]) + [.I11]*([.J11]*[.J11] + [.K11]*[.K11]) + [.I12]*([.J12]*[.J12] + [.K12]*[.K12]) + [.I13]*([.J13]*[.J13] + [.K13]*[.K13]) + [.I14]*([.J14]*[.J14] + [.K14]*[.K14]) + [.I15]*([.J15]*[.J15] + [.K15]*[.K15])" office:value-type="float" office:value="1.59141306053952">
            <text:p>1.59141306053952</text:p>
          </table:table-cell>
          <table:table-cell/>
          <table:table-cell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>
            <text:p>rotacija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9"/>
          <table:table-cell table:number-columns-repeated="3"/>
        </table:table-row>
        <table:table-row table:style-name="ro1">
          <table:table-cell table:number-columns-repeated="5"/>
          <table:table-cell office:value-type="float" office:value="0.99813">
            <text:p>0.99813</text:p>
          </table:table-cell>
          <table:table-cell office:value-type="float" office:value="-0.06112">
            <text:p>-0.06112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-1.9373">
            <text:p>-1.9373</text:p>
          </table:table-cell>
          <table:table-cell/>
          <table:table-cell table:formula="of:= [.F22]*[.J22] + [.G22]*[.J23] + [.H22]*[.J24]" office:value-type="float" office:value="-1.908043521">
            <text:p>-1.9080435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6112">
            <text:p>0.06112</text:p>
          </table:table-cell>
          <table:table-cell office:value-type="float" office:value="0.99813">
            <text:p>0.99813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-0.4194">
            <text:p>-0.4194</text:p>
          </table:table-cell>
          <table:table-cell/>
          <table:table-cell table:formula="of:= [.F23]*[.J22] + [.G23]*[.J23] + [.H23]*[.J24]" office:value-type="float" office:value="-0.537023498">
            <text:p>-0.537023498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1" office:value-type="float" office:value="0">
            <text:p>0</text:p>
          </table:table-cell>
          <table:table-cell/>
          <table:table-cell table:formula="of:= [.F24]*[.J22] + [.G24]*[.J23] + [.H24]*[.J24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-11-2010</text:date>, <text:time>18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0-06-17T18:23:08</meta:creation-date>
    <dc:date>2010-11-22T18:47:32</dc:date>
    <dc:creator>Martin Horsch</dc:creator>
    <meta:editing-duration>PT02H13M08S</meta:editing-duration>
    <meta:editing-cycles>14</meta:editing-cycles>
    <meta:generator>OpenOffice.org/3.2$Linux OpenOffice.org_project/320m12$Build-9483</meta:generator>
    <meta:document-statistic meta:table-count="3" meta:cell-count="202" meta:object-count="0"/>
  </office:meta>
</office:document-meta>
</file>